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Euclid" svg:font-family="Euclid, Roboto, Helvetica, Arial, sans-serif"/>
    <style:font-face style:name="Lucida Console1" svg:font-family="'Lucida Console'"/>
    <style:font-face style:name="Segoe UI" svg:font-family="'Segoe UI', Tahoma, sans-serif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4ec" officeooo:paragraph-rsid="000b94ec"/>
    </style:style>
    <style:style style:name="P2" style:family="paragraph" style:parent-style-name="Standard">
      <style:text-properties officeooo:rsid="000c9f2c" officeooo:paragraph-rsid="000c9f2c"/>
    </style:style>
    <style:style style:name="P3" style:family="paragraph" style:parent-style-name="Standard">
      <style:text-properties officeooo:rsid="000d57d2" officeooo:paragraph-rsid="000d57d2"/>
    </style:style>
    <style:style style:name="P4" style:family="paragraph" style:parent-style-name="Standard">
      <style:text-properties officeooo:rsid="000ee98b" officeooo:paragraph-rsid="000ee98b"/>
    </style:style>
    <style:style style:name="P5" style:family="paragraph" style:parent-style-name="Standard">
      <style:text-properties officeooo:rsid="000eed9c" officeooo:paragraph-rsid="000eed9c"/>
    </style:style>
    <style:style style:name="P6" style:family="paragraph" style:parent-style-name="Standard">
      <style:text-properties officeooo:rsid="000eed9c" officeooo:paragraph-rsid="0011f6b1"/>
    </style:style>
    <style:style style:name="P7" style:family="paragraph" style:parent-style-name="Standard">
      <style:text-properties officeooo:rsid="000fa3dd" officeooo:paragraph-rsid="000fa3dd"/>
    </style:style>
    <style:style style:name="P8" style:family="paragraph" style:parent-style-name="Standard">
      <style:text-properties officeooo:paragraph-rsid="0010d4c3"/>
    </style:style>
    <style:style style:name="P9" style:family="paragraph" style:parent-style-name="Standard">
      <style:text-properties officeooo:rsid="0011f6b1" officeooo:paragraph-rsid="0011f6b1"/>
    </style:style>
    <style:style style:name="P10" style:family="paragraph" style:parent-style-name="Standard">
      <style:text-properties officeooo:rsid="00148abb" officeooo:paragraph-rsid="00148abb"/>
    </style:style>
    <style:style style:name="P11" style:family="paragraph" style:parent-style-name="Preformatted_20_Text">
      <style:paragraph-properties fo:line-height="150%"/>
      <style:text-properties style:use-window-font-color="true" style:font-name="Lucida Console" fo:font-size="12pt" officeooo:rsid="002124de" officeooo:paragraph-rsid="0020affc" style:font-size-asian="12pt" style:font-size-complex="12pt"/>
    </style:style>
    <style:style style:name="P12" style:family="paragraph" style:parent-style-name="Preformatted_20_Text">
      <style:paragraph-properties fo:line-height="150%"/>
      <style:text-properties fo:font-variant="normal" fo:text-transform="none" fo:color="#24292f" style:font-name="ui-monospace" fo:font-size="10.5pt" fo:letter-spacing="normal" fo:font-style="normal" fo:font-weight="normal" officeooo:rsid="0028328f" officeooo:paragraph-rsid="0028328f" style:font-size-asian="12pt" style:font-size-complex="12pt"/>
    </style:style>
    <style:style style:name="P13" style:family="paragraph" style:parent-style-name="Preformatted_20_Text">
      <style:paragraph-properties fo:line-height="150%"/>
      <style:text-properties fo:font-variant="normal" fo:text-transform="none" fo:color="#24292f" style:font-name="ui-monospace" fo:font-size="10.5pt" fo:letter-spacing="normal" fo:font-style="normal" fo:font-weight="normal" officeooo:rsid="002a1c8b" officeooo:paragraph-rsid="002a1c8b" style:font-size-asian="12pt" style:font-size-complex="12pt"/>
    </style:style>
    <style:style style:name="P14" style:family="paragraph" style:parent-style-name="Preformatted_20_Text">
      <style:paragraph-properties fo:line-height="150%"/>
      <style:text-properties officeooo:paragraph-rsid="002a1c8b"/>
    </style:style>
    <style:style style:name="P15" style:family="paragraph" style:parent-style-name="Standard">
      <style:text-properties officeooo:rsid="000eed9c" officeooo:paragraph-rsid="000eed9c"/>
    </style:style>
    <style:style style:name="P16" style:family="paragraph" style:parent-style-name="Standard">
      <style:text-properties officeooo:rsid="001a80c0" officeooo:paragraph-rsid="001a80c0"/>
    </style:style>
    <style:style style:name="P17" style:family="paragraph" style:parent-style-name="Standard">
      <style:paragraph-properties fo:line-height="150%"/>
      <style:text-properties officeooo:rsid="001a80c0" officeooo:paragraph-rsid="001a80c0"/>
    </style:style>
    <style:style style:name="P18" style:family="paragraph" style:parent-style-name="Standard">
      <style:paragraph-properties fo:line-height="150%"/>
      <style:text-properties fo:font-size="12pt" officeooo:rsid="001a80c0" officeooo:paragraph-rsid="001a80c0" style:font-size-asian="10.5pt" style:font-size-complex="12pt"/>
    </style:style>
    <style:style style:name="P19" style:family="paragraph" style:parent-style-name="Standard">
      <style:paragraph-properties fo:line-height="150%"/>
      <style:text-properties style:use-window-font-color="true" style:font-name="Lucida Console" fo:font-size="12pt" officeooo:rsid="001a80c0" officeooo:paragraph-rsid="001a80c0" style:font-size-asian="12pt" style:font-size-complex="12pt"/>
    </style:style>
    <style:style style:name="P20" style:family="paragraph" style:parent-style-name="Standard">
      <style:paragraph-properties fo:line-height="150%"/>
      <style:text-properties style:use-window-font-color="true" style:font-name="Lucida Console" fo:font-size="12pt" officeooo:rsid="001d441f" officeooo:paragraph-rsid="001d441f" style:font-size-asian="12pt" style:font-size-complex="12pt"/>
    </style:style>
    <style:style style:name="P21" style:family="paragraph" style:parent-style-name="Standard">
      <style:paragraph-properties fo:line-height="150%"/>
      <style:text-properties style:use-window-font-color="true" style:font-name="Lucida Console" fo:font-size="12pt" officeooo:rsid="001d441f" officeooo:paragraph-rsid="0020affc" style:font-size-asian="12pt" style:font-size-complex="12pt"/>
    </style:style>
    <style:style style:name="P22" style:family="paragraph" style:parent-style-name="Standard">
      <style:paragraph-properties fo:line-height="150%"/>
      <style:text-properties style:use-window-font-color="true" style:font-name="Lucida Console" fo:font-size="12pt" officeooo:rsid="0020affc" officeooo:paragraph-rsid="0020affc" style:font-size-asian="12pt" style:font-size-complex="12pt"/>
    </style:style>
    <style:style style:name="P23" style:family="paragraph" style:parent-style-name="Standard">
      <style:paragraph-properties fo:line-height="150%"/>
      <style:text-properties style:use-window-font-color="true" style:font-name="Lucida Console" fo:font-size="12pt" officeooo:rsid="00227a4f" officeooo:paragraph-rsid="00227a4f" style:font-size-asian="12pt" style:font-size-complex="12pt"/>
    </style:style>
    <style:style style:name="P24" style:family="paragraph" style:parent-style-name="Standard">
      <style:paragraph-properties fo:line-height="150%"/>
      <style:text-properties style:use-window-font-color="true" style:font-name="Lucida Console" fo:font-size="12pt" officeooo:rsid="002124de" officeooo:paragraph-rsid="00227a4f" style:font-size-asian="12pt" style:font-size-complex="12pt"/>
    </style:style>
    <style:style style:name="P25" style:family="paragraph" style:parent-style-name="Standard">
      <style:paragraph-properties fo:line-height="150%"/>
      <style:text-properties style:use-window-font-color="true" style:font-name="Lucida Console" fo:font-size="12pt" officeooo:rsid="002124de" officeooo:paragraph-rsid="00240af5" style:font-size-asian="12pt" style:font-size-complex="12pt"/>
    </style:style>
    <style:style style:name="P26" style:family="paragraph" style:parent-style-name="Standard">
      <style:paragraph-properties fo:line-height="150%"/>
      <style:text-properties style:use-window-font-color="true" style:font-name="Lucida Console" fo:font-size="12pt" officeooo:rsid="002124de" officeooo:paragraph-rsid="00249496" style:font-size-asian="12pt" style:font-size-complex="12pt"/>
    </style:style>
    <style:style style:name="P27" style:family="paragraph" style:parent-style-name="Standard">
      <style:paragraph-properties fo:line-height="150%"/>
      <style:text-properties style:use-window-font-color="true" style:font-name="Lucida Console" fo:font-size="12pt" officeooo:rsid="002124de" officeooo:paragraph-rsid="0020affc" style:font-size-asian="12pt" style:font-size-complex="12pt"/>
    </style:style>
    <style:style style:name="P28" style:family="paragraph" style:parent-style-name="Standard">
      <style:paragraph-properties fo:line-height="150%"/>
      <style:text-properties style:use-window-font-color="true" style:font-name="Lucida Console" fo:font-size="12pt" officeooo:rsid="0028328f" officeooo:paragraph-rsid="0028328f" style:font-size-asian="12pt" style:font-size-complex="12pt"/>
    </style:style>
    <style:style style:name="P29" style:family="paragraph" style:parent-style-name="Standard">
      <style:paragraph-properties fo:line-height="150%"/>
      <style:text-properties style:use-window-font-color="true" style:font-name="Lucida Console" fo:font-size="12pt" officeooo:rsid="002d8df5" officeooo:paragraph-rsid="002d8df5" style:font-size-asian="12pt" style:font-size-complex="12pt"/>
    </style:style>
    <style:style style:name="P30" style:family="paragraph" style:parent-style-name="Standard">
      <style:paragraph-properties fo:line-height="150%"/>
      <style:text-properties officeooo:paragraph-rsid="002a1c8b"/>
    </style:style>
    <style:style style:name="P31" style:family="paragraph" style:parent-style-name="Standard">
      <style:paragraph-properties fo:line-height="150%"/>
      <style:text-properties officeooo:paragraph-rsid="002d8df5"/>
    </style:style>
    <style:style style:name="P32" style:family="paragraph" style:parent-style-name="Standard">
      <style:paragraph-properties fo:line-height="150%"/>
      <style:text-properties officeooo:paragraph-rsid="001a80c0"/>
    </style:style>
    <style:style style:name="P33" style:family="paragraph" style:parent-style-name="Standard">
      <style:paragraph-properties fo:line-height="150%"/>
      <style:text-properties officeooo:rsid="002d8df5" officeooo:paragraph-rsid="002d8df5"/>
    </style:style>
    <style:style style:name="P34" style:family="paragraph" style:parent-style-name="Standard">
      <style:paragraph-properties fo:line-height="150%"/>
      <style:text-properties officeooo:rsid="002fe2ad" officeooo:paragraph-rsid="002fe2ad"/>
    </style:style>
    <style:style style:name="T1" style:family="text">
      <style:text-properties officeooo:rsid="000ee98b"/>
    </style:style>
    <style:style style:name="T2" style:family="text">
      <style:text-properties officeooo:rsid="0010d4c3"/>
    </style:style>
    <style:style style:name="T3" style:family="text">
      <style:text-properties officeooo:rsid="00115ca5"/>
    </style:style>
    <style:style style:name="T4" style:family="text">
      <style:text-properties officeooo:rsid="0011f6b1"/>
    </style:style>
    <style:style style:name="T5" style:family="text">
      <style:text-properties fo:font-variant="normal" fo:text-transform="none" fo:color="#4d4d4d" style:font-name="Euclid" fo:font-size="13.5pt" fo:letter-spacing="normal" fo:font-style="normal" fo:font-weight="normal"/>
    </style:style>
    <style:style style:name="T6" style:family="text">
      <style:text-properties fo:font-variant="normal" fo:text-transform="none" fo:color="#4d4d4d" style:font-name="Segoe UI" fo:font-size="12pt" fo:letter-spacing="normal" fo:font-style="normal" fo:font-weight="normal"/>
    </style:style>
    <style:style style:name="T7" style:family="text">
      <style:text-properties fo:font-variant="normal" fo:text-transform="none" fo:color="#24292f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24292f" style:font-name="ui-monospace" fo:font-size="9.75pt" fo:letter-spacing="normal" fo:font-style="normal" fo:font-weight="normal" officeooo:rsid="0028328f" fo:background-color="transparent" loext:char-shading-value="0" loext:padding="0cm" loext:border="none"/>
    </style:style>
    <style:style style:name="T9" style:family="text">
      <style:text-properties fo:font-variant="normal" fo:text-transform="none" fo:color="#24292f" style:font-name="ui-monospace" fo:font-size="10.5pt" fo:letter-spacing="normal" fo:font-style="normal" fo:font-weight="normal" officeooo:rsid="002a1c8b" style:font-size-asian="12pt" style:font-size-complex="12pt"/>
    </style:style>
    <style:style style:name="T10" style:family="text">
      <style:text-properties fo:font-variant="normal" fo:text-transform="none" fo:color="#24292f" style:font-name="ui-monospace" fo:font-size="10.5pt" fo:letter-spacing="normal" fo:font-style="normal" fo:font-weight="normal" style:font-name-asian="NSimSun1" style:font-size-asian="12pt" style:font-name-complex="Liberation Mono" style:font-size-complex="12pt"/>
    </style:style>
    <style:style style:name="T11" style:family="text">
      <style:text-properties fo:font-variant="normal" fo:text-transform="none" fo:color="#24292f" style:font-name="ui-monospace" fo:font-size="10.5pt" fo:letter-spacing="normal" fo:font-style="normal" fo:font-weight="normal" officeooo:rsid="002bf176" style:font-name-asian="NSimSun1" style:font-size-asian="12pt" style:font-name-complex="Liberation Mono" style:font-size-complex="12pt"/>
    </style:style>
    <style:style style:name="T12" style:family="text">
      <style:text-properties fo:font-variant="normal" fo:text-transform="none" style:use-window-font-color="true" style:font-name="Lucida Console1" fo:font-size="9pt" fo:letter-spacing="normal" fo:font-style="normal" fo:font-weight="normal" officeooo:rsid="002bf176" style:font-name-asian="NSimSun1" style:font-size-asian="9pt" style:font-name-complex="Liberation Mono" style:font-size-complex="12pt"/>
    </style:style>
    <style:style style:name="T13" style:family="text">
      <style:text-properties officeooo:rsid="0018eb67"/>
    </style:style>
    <style:style style:name="T14" style:family="text">
      <style:text-properties style:use-window-font-color="true" style:font-name="Lucida Console" fo:font-size="9pt" style:font-size-asian="9pt" style:font-size-complex="12pt"/>
    </style:style>
    <style:style style:name="T15" style:family="text">
      <style:text-properties style:use-window-font-color="true" style:font-name="Lucida Console" fo:font-size="9pt" officeooo:rsid="001a80c0" style:font-size-asian="9pt" style:font-size-complex="12pt"/>
    </style:style>
    <style:style style:name="T16" style:family="text">
      <style:text-properties style:use-window-font-color="true" style:font-name="Lucida Console" fo:font-size="9pt" officeooo:rsid="002ee9db" style:font-size-asian="9pt" style:font-size-complex="12pt"/>
    </style:style>
    <style:style style:name="T17" style:family="text">
      <style:text-properties style:use-window-font-color="true" style:font-name="Lucida Console" fo:font-size="12pt" officeooo:rsid="002d8df5" style:font-size-asian="12pt" style:font-size-complex="12pt"/>
    </style:style>
    <style:style style:name="T18" style:family="text">
      <style:text-properties fo:font-size="9pt" style:font-size-asian="9pt"/>
    </style:style>
    <style:style style:name="T19" style:family="text">
      <style:text-properties fo:font-size="9pt" officeooo:rsid="0028328f" style:font-size-asian="9pt"/>
    </style:style>
    <style:style style:name="T20" style:family="text">
      <style:text-properties officeooo:rsid="001ebb2f"/>
    </style:style>
    <style:style style:name="T21" style:family="text">
      <style:text-properties officeooo:rsid="0020affc"/>
    </style:style>
    <style:style style:name="T22" style:family="text">
      <style:text-properties officeooo:rsid="002124de"/>
    </style:style>
    <style:style style:name="T23" style:family="text">
      <style:text-properties officeooo:rsid="002a1c8b"/>
    </style:style>
    <style:style style:name="T24" style:family="text">
      <style:text-properties officeooo:rsid="002d8df5"/>
    </style:style>
    <style:style style:name="T25" style:family="text">
      <style:text-properties officeooo:rsid="002ee9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r node atualizado…</text:p>
      <text:p text:style-name="P1">Instalar truffle (versão espécifica)…</text:p>
      <text:p text:style-name="P1">Instalar GitBash…</text:p>
      <text:p text:style-name="P1"/>
      <text:p text:style-name="P1">Instalar as pach necessárias…</text:p>
      <text:p text:style-name="P1"/>
      <text:p text:style-name="P2">mudar diretorio no bash do c para d – <text:span text:style-name="T13">cd d:</text:span></text:p>
      <text:p text:style-name="P2"/>
      <text:p text:style-name="P3">truffle compile – compila os contratos </text:p>
      <text:p text:style-name="P3"/>
      <text:p text:style-name="P4">truffle migrate – faz migração para o deployer</text:p>
      <text:p text:style-name="P4"/>
      <text:p text:style-name="P8"><text:span text:style-name="T1">truffle migrate --</text:span><text:span text:style-name="T2">reset </text:span><text:span text:style-name="T1">– </text:span><text:span text:style-name="T2">re</text:span><text:span text:style-name="T1">faz migração para </text:span><text:span text:style-name="T2">outro endereço</text:span></text:p>
      <text:p text:style-name="P4"/>
      <text:p text:style-name="P5">truffle console – testa informaçoes</text:p>
      <text:p text:style-name="P5"/>
      <text:p text:style-name="P7">cria atributo e faz um await com nome arquivo</text:p>
      <text:p text:style-name="P7">atributo = await nomeArquivo.deployed()</text:p>
      <text:p text:style-name="P7"/>
      <text:p text:style-name="P7">atributo.nome()</text:p>
      <text:p text:style-name="P7">ateributo.symbol()</text:p>
      <text:p text:style-name="P7">tds atributos <text:span text:style-name="T3">e funções públicas do contrato ERC721</text:span> que estiverem no contrato. </text:p>
      <text:p text:style-name="P7"/>
      <text:p text:style-name="P6">truffle <text:span text:style-name="T4">test – roda os casos de testes</text:span></text:p>
      <text:p text:style-name="P6"/>
      <text:p text:style-name="P9">npm run start – start o localhost pelo node</text:p>
      <text:p text:style-name="P9"/>
      <text:p text:style-name="P7"><text:a xlink:type="simple" xlink:href="https://eips.ethereum.org/" text:style-name="Internet_20_link" text:visited-style-name="Visited_20_Internet_20_Link">https://eips.ethereum.org/</text:a></text:p>
      <text:p text:style-name="P7"/>
      <text:p text:style-name="P10">essa é eterna:</text:p>
      <text:p text:style-name="P7"><text:span text:style-name="T5">crack shiver assist monkey wait discover insane twelve friend evoke soap corn</text:span> </text:p>
      <text:p text:style-name="P7"/>
      <text:p text:style-name="P7"/>
      <text:p text:style-name="P7"><text:span text:style-name="T6">crack shiver assist monkey wait discover insane twelve friend evoke soap corn</text:span> </text:p>
      <text:p text:style-name="P7"/>
      <text:p text:style-name="P5">https://ibb.co/1dR0h6j</text:p>
      <text:p text:style-name="P5">https://ibb.co/yFR4m0n</text:p>
      <text:p text:style-name="P5">https://ibb.co/m8rwynN</text:p>
      <text:p text:style-name="P5">https://ibb.co/sWrP4X7</text:p>
      <text:p text:style-name="P5">https://ibb.co/pf6ngzb</text:p>
      <text:p text:style-name="P5">https://ibb.co/9NQkg6c</text:p>
      <text:p text:style-name="P5">https://ibb.co/Cmv3nKV</text:p>
      <text:p text:style-name="P5">https://ibb.co/zxJhLvZ</text:p>
      <text:p text:style-name="P5">https://ibb.co/p3YBT2w</text:p>
      <text:p text:style-name="P5">https://ibb.co/HgKxhnB</text:p>
      <text:p text:style-name="P5"><text:a xlink:type="simple" xlink:href="https://ibb.co/G937F5D" text:style-name="Internet_20_link" text:visited-style-name="Visited_20_Internet_20_Link">https://ibb.co/G937F5D</text:a></text:p>
      <text:p text:style-name="P5"/>
      <text:p text:style-name="P5"/>
      <text:p text:style-name="P5">________________________________________________________________________________</text:p>
      <text:p text:style-name="P16">aulas git</text:p>
      <text:p text:style-name="P16"/>
      <text:p text:style-name="P16"/>
      <text:p text:style-name="P19"><text:soft-page-break/>cd D: vai diretorio d;</text:p>
      <text:p text:style-name="P19">mkdir git-curso = cria pasta</text:p>
      <text:p text:style-name="P19">git init = inicializa git dentro pasta</text:p>
      <text:p text:style-name="P19">git status = <text:s/>identifica o status que o arquivo está </text:p>
      <text:p text:style-name="P19">git add nome arquivo(ex: Readme.md)</text:p>
      <text:p text:style-name="P20">git commit -m <text:span text:style-name="T20">= </text:span>faz commit( smpre dar git add antes de commitar)</text:p>
      <text:p text:style-name="P20">git log <text:span text:style-name="T20">= mostra log</text:span></text:p>
      <text:p text:style-name="P21"><text:span text:style-name="T21">g</text:span>it log <text:span text:style-name="T21">decorate = mostra se ouve branch etc…</text:span></text:p>
      <text:p text:style-name="P22">git shorlog – mostra resumo de quem fez commits e tals</text:p>
      <text:p text:style-name="P22">git log –graph = mostra o grafico dos comites e branches</text:p>
      <text:p text:style-name="P22">git show mostra as alterações que teve em cada commit</text:p>
      <text:p text:style-name="P22">git show 490c9fabcb697181a7d79be7dcae5c3f41e2fb01 <text:span text:style-name="T22">= mostra alteração que hove no commit especifico indicado pelo hash</text:span></text:p>
      <text:p text:style-name="P23">git dif – ve as diffs antes do commit</text:p>
      <text:p text:style-name="P24">git diff –name-only = mostra apenas nome do arquivos modificados</text:p>
      <text:p text:style-name="P24">git commit -am "Etitando readme novamente" – quando arquivo já está commitado da git -am</text:p>
      <text:p text:style-name="P25">git checkout “NomeArquivo.rm” – reverte as alterações</text:p>
      <text:p text:style-name="P26">git reset –soft hash do commit para qual quer voltar(sem aspas)– volta o ultimo commite e volta o arquivo para sttus de preparado para commit</text:p>
      <text:p text:style-name="P26">gir reset –mixed</text:p>
      <text:p text:style-name="P26">git reset –hard – ignora tudo que foi comitado e alterações</text:p>
      <text:p text:style-name="P24"/>
      <text:p text:style-name="P24">https://gist.github.com/adammacias/bb358a90a4f4cea50b41</text:p>
      <text:p text:style-name="P24"/>
      <text:p text:style-name="P27"><text:span text:style-name="T18">cd ~/.ssh/ </text:span><text:span text:style-name="T19">= leva ao diretorio do .shh</text:span></text:p>
      <text:p text:style-name="P27"/>
      <text:p text:style-name="P11"><text:span text:style-name="Source_20_Text"><text:span text:style-name="T7">ssh-keygen -t ed25519 -C "</text:span></text:span><text:a xlink:type="simple" xlink:href="mailto:your_email@example.com" text:style-name="Internet_20_link" text:visited-style-name="Visited_20_Internet_20_Link"><text:span text:style-name="Source_20_Text"><text:span text:style-name="Emphasis"><text:span text:style-name="T7">your_email@example.com</text:span></text:span></text:span></text:a><text:span text:style-name="Source_20_Text"><text:span text:style-name="T7">" – </text:span></text:span><text:span text:style-name="Source_20_Text"><text:span text:style-name="T8">cria chave sssh git</text:span></text:span></text:p>
      <text:p text:style-name="P27"/>
      <text:p text:style-name="P28">cat arquivo.pub gerado na no ssh – exibe chave</text:p>
      <text:p text:style-name="P12"><text:bookmark text:name="empty-setup-push-repo-echo"/>git remote add origin <text:a xlink:type="simple" xlink:href="https://github.com/Robson-cafe/git-curso.git" text:style-name="Internet_20_link" text:visited-style-name="Visited_20_Internet_20_Link">https://github.com/Robson-cafe/git-curso.git</text:a> – <text:span text:style-name="T23">vai ligar o git on line ao git local</text:span></text:p>
      <text:p text:style-name="P12"/>
      <text:p text:style-name="P13">git remote – depois do comando acima</text:p>
      <text:p text:style-name="P13"/>
      <text:p text:style-name="P14"><text:bookmark text:name="empty-setup-push-repo-echo1"/><text:span text:style-name="T9">git push -u origin </text:span><text:span text:style-name="T11">master – joga o que esta commitado do master do gitbahs para gitonline</text:span></text:p>
      <text:p text:style-name="P14"><text:span text:style-name="T11"/></text:p>
      <text:p text:style-name="P30"><text:span text:style-name="T12">git push origin master – manda para git online as alterações depis de fazer o primeiro comit para nuvem</text:span></text:p>
      <text:p text:style-name="P30"><text:soft-page-break/><text:span text:style-name="T12"/></text:p>
      <text:p text:style-name="P33"><text:span text:style-name="T11">g</text:span><text:span text:style-name="T10">it checkout -b tete(nome da branche sem aspas) – cria uma nova branche</text:span></text:p>
      <text:p text:style-name="P13"/>
      <text:p text:style-name="P29">git branch – exibe as branch</text:p>
      <text:p text:style-name="P29"/>
      <text:p text:style-name="P31"><text:span text:style-name="T17">git checkout (nome da branche) – navega entre as branche</text:span></text:p>
      <text:p text:style-name="P19"/>
      <text:p text:style-name="P29">git branch -d (nome da branc) – apaga uma branch</text:p>
      <text:p text:style-name="P19"/>
      <text:p text:style-name="P32"><text:span text:style-name="T15">git merge </text:span><text:span text:style-name="T16">nomedabranch(outra)</text:span></text:p>
      <text:p text:style-name="P32"><text:span text:style-name="T16"/></text:p>
      <text:p text:style-name="P34"><text:span text:style-name="T16">c</text:span><text:span text:style-name="T14">riar arquivo .gitgnore – dentro dele colocar *extensão que não que que apareca nas pastas</text:span></text:p>
      <text:p text:style-name="P34"><text:span text:style-name="T14"/></text:p>
      <text:p text:style-name="P19"/>
      <text:p text:style-name="P19"/>
      <text:p text:style-name="P19"/>
      <text:p text:style-name="P19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Euclid" svg:font-family="Euclid, Roboto, Helvetica, Arial, sans-serif"/>
    <style:font-face style:name="Lucida Console1" svg:font-family="'Lucida Console'"/>
    <style:font-face style:name="Segoe UI" svg:font-family="'Segoe UI', Tahoma, sans-serif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9T20:35:58.423000000</meta:creation-date>
    <meta:generator>LibreOffice/6.4.4.2$Windows_X86_64 LibreOffice_project/3d775be2011f3886db32dfd395a6a6d1ca2630ff</meta:generator>
    <dc:date>2022-04-27T21:31:25.119000000</dc:date>
    <meta:editing-duration>P3DT19H17M9S</meta:editing-duration>
    <meta:editing-cycles>27</meta:editing-cycles>
    <meta:document-statistic meta:table-count="0" meta:image-count="0" meta:object-count="0" meta:page-count="3" meta:paragraph-count="66" meta:word-count="444" meta:character-count="3043" meta:non-whitespace-character-count="2637"/>
  </office:meta>
</office:document-meta>
</file>